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6.8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CCM_table_forPa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5" table:default-cell-style-name="ce4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Locus tag</text:p>
          </table:table-cell>
          <table:table-cell table:style-name="Default" office:value-type="string" calcext:value-type="string">
            <text:p>Gene name</text:p>
          </table:table-cell>
          <table:table-cell table:style-name="Default" office:value-type="string" calcext:value-type="string">
            <text:p>log2FC_highco2_4</text:p>
          </table:table-cell>
          <table:table-cell table:style-name="Default" office:value-type="string" calcext:value-type="string">
            <text:p>adj.pvalue_highco2_4</text:p>
          </table:table-cell>
          <table:table-cell table:style-name="Default" office:value-type="string" calcext:value-type="string">
            <text:p>log2FC_highco2_8</text:p>
          </table:table-cell>
          <table:table-cell table:style-name="Default" office:value-type="string" calcext:value-type="string">
            <text:p>adj.pvalue_highco2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as9</text:p>
          </table:table-cell>
          <table:table-cell/>
          <table:table-cell table:style-name="Default" office:value-type="string" calcext:value-type="string">
            <text:p>dCas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0.00026" calcext:value-type="float">
            <text:p>0.00026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0.00029" calcext:value-type="float">
            <text:p>0.00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isco</text:p>
          </table:table-cell>
          <table:table-cell office:value-type="string" calcext:value-type="string">
            <text:p>slr0009</text:p>
          </table:table-cell>
          <table:table-cell office:value-type="string" calcext:value-type="string">
            <text:p>rbcL</text:p>
          </table:table-cell>
          <table:table-cell office:value-type="float" office:value="-3.80832024190485" calcext:value-type="float">
            <text:p>-3.81</text:p>
          </table:table-cell>
          <table:table-cell office:value-type="float" office:value="0.000297462224910561" calcext:value-type="float">
            <text:p>2.97E-04</text:p>
          </table:table-cell>
          <table:table-cell office:value-type="float" office:value="-4.97309038334943" calcext:value-type="float">
            <text:p>-4.97</text:p>
          </table:table-cell>
          <table:table-cell office:value-type="float" office:value="0.0000705569664431685" calcext:value-type="float">
            <text:p>7.0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isco</text:p>
          </table:table-cell>
          <table:table-cell office:value-type="string" calcext:value-type="string">
            <text:p>slr0012</text:p>
          </table:table-cell>
          <table:table-cell office:value-type="string" calcext:value-type="string">
            <text:p>rbcS</text:p>
          </table:table-cell>
          <table:table-cell office:value-type="float" office:value="-3.77464601461621" calcext:value-type="float">
            <text:p>-3.77</text:p>
          </table:table-cell>
          <table:table-cell office:value-type="float" office:value="0.00035385675397522" calcext:value-type="float">
            <text:p>3.54E-04</text:p>
          </table:table-cell>
          <table:table-cell office:value-type="float" office:value="-5.27978750096681" calcext:value-type="float">
            <text:p>-5.28</text:p>
          </table:table-cell>
          <table:table-cell office:value-type="float" office:value="0.000068660338801152" calcext:value-type="float">
            <text:p>6.8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nic anhydrase</text:p>
          </table:table-cell>
          <table:table-cell office:value-type="string" calcext:value-type="string">
            <text:p>slr1347</text:p>
          </table:table-cell>
          <table:table-cell office:value-type="string" calcext:value-type="string">
            <text:p>ccaA</text:p>
          </table:table-cell>
          <table:table-cell office:value-type="float" office:value="-1.27395820215567" calcext:value-type="float">
            <text:p>-1.27</text:p>
          </table:table-cell>
          <table:table-cell office:value-type="float" office:value="0.00019818596309993" calcext:value-type="float">
            <text:p>1.98E-04</text:p>
          </table:table-cell>
          <table:table-cell office:value-type="float" office:value="-1.5381820701175" calcext:value-type="float">
            <text:p>-1.54</text:p>
          </table:table-cell>
          <table:table-cell office:value-type="float" office:value="0.0000705569664431685" calcext:value-type="float">
            <text:p>7.06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l1028</text:p>
          </table:table-cell>
          <table:table-cell office:value-type="string" calcext:value-type="string">
            <text:p>ccmK2</text:p>
          </table:table-cell>
          <table:table-cell office:value-type="float" office:value="1.52934377471416" calcext:value-type="float">
            <text:p>1.53</text:p>
          </table:table-cell>
          <table:table-cell office:value-type="float" office:value="0.0662046951824264" calcext:value-type="float">
            <text:p>6.62E-02</text:p>
          </table:table-cell>
          <table:table-cell office:value-type="float" office:value="1.30109138997902" calcext:value-type="float">
            <text:p>1.30</text:p>
          </table:table-cell>
          <table:table-cell office:value-type="float" office:value="0.0960834762719846" calcext:value-type="float">
            <text:p>9.61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l1029</text:p>
          </table:table-cell>
          <table:table-cell office:value-type="string" calcext:value-type="string">
            <text:p>ccmK1</text:p>
          </table:table-cell>
          <table:table-cell office:value-type="float" office:value="1.67540597171616" calcext:value-type="float">
            <text:p>1.68</text:p>
          </table:table-cell>
          <table:table-cell office:value-type="float" office:value="0.000949104519223856" calcext:value-type="float">
            <text:p>9.49E-04</text:p>
          </table:table-cell>
          <table:table-cell office:value-type="float" office:value="1.79798777112075" calcext:value-type="float">
            <text:p>1.80</text:p>
          </table:table-cell>
          <table:table-cell office:value-type="float" office:value="0.000563198101368582" calcext:value-type="float">
            <text:p>5.63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l1030</text:p>
          </table:table-cell>
          <table:table-cell office:value-type="string" calcext:value-type="string">
            <text:p>ccmL</text:p>
          </table:table-cell>
          <table:table-cell office:value-type="float" office:value="2.21188630877401" calcext:value-type="float">
            <text:p>2.21</text:p>
          </table:table-cell>
          <table:table-cell office:value-type="float" office:value="0.0149155840721276" calcext:value-type="float">
            <text:p>1.49E-02</text:p>
          </table:table-cell>
          <table:table-cell office:value-type="float" office:value="3.20577157035553" calcext:value-type="float">
            <text:p>3.21</text:p>
          </table:table-cell>
          <table:table-cell office:value-type="float" office:value="0.00278611582358428" calcext:value-type="float">
            <text:p>2.79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l1031</text:p>
          </table:table-cell>
          <table:table-cell office:value-type="string" calcext:value-type="string">
            <text:p>ccmM</text:p>
          </table:table-cell>
          <table:table-cell office:value-type="float" office:value="-1.87082266575475" calcext:value-type="float">
            <text:p>-1.87</text:p>
          </table:table-cell>
          <table:table-cell office:value-type="float" office:value="0.00012758942995917" calcext:value-type="float">
            <text:p>1.28E-04</text:p>
          </table:table-cell>
          <table:table-cell office:value-type="float" office:value="-2.31880817033324" calcext:value-type="float">
            <text:p>-2.32</text:p>
          </table:table-cell>
          <table:table-cell office:value-type="float" office:value="0.0000501995627617546" calcext:value-type="float">
            <text:p>5.02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l1032</text:p>
          </table:table-cell>
          <table:table-cell office:value-type="string" calcext:value-type="string">
            <text:p>ccmN</text:p>
          </table:table-cell>
          <table:table-cell office:value-type="float" office:value="-0.0167596121155901" calcext:value-type="float">
            <text:p>-0.02</text:p>
          </table:table-cell>
          <table:table-cell office:value-type="float" office:value="0.975620293204973" calcext:value-type="float">
            <text:p>9.76E-01</text:p>
          </table:table-cell>
          <table:table-cell office:value-type="float" office:value="-0.48350306415587" calcext:value-type="float">
            <text:p>-0.48</text:p>
          </table:table-cell>
          <table:table-cell office:value-type="float" office:value="0.27496012113178" calcext:value-type="float">
            <text:p>2.75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r0436</text:p>
          </table:table-cell>
          <table:table-cell office:value-type="string" calcext:value-type="string">
            <text:p>ccmO</text:p>
          </table:table-cell>
          <table:table-cell office:value-type="float" office:value="0.447417416448389" calcext:value-type="float">
            <text:p>0.45</text:p>
          </table:table-cell>
          <table:table-cell office:value-type="float" office:value="0.257329020785502" calcext:value-type="float">
            <text:p>2.57E-01</text:p>
          </table:table-cell>
          <table:table-cell office:value-type="float" office:value="0.692297802432379" calcext:value-type="float">
            <text:p>0.69</text:p>
          </table:table-cell>
          <table:table-cell office:value-type="float" office:value="0.0804114035412027" calcext:value-type="float">
            <text:p>8.0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r1838</text:p>
          </table:table-cell>
          <table:table-cell office:value-type="string" calcext:value-type="string">
            <text:p>ccmK3</text:p>
          </table:table-cell>
          <table:table-cell office:value-type="float" office:value="0.52247759953745" calcext:value-type="float">
            <text:p>0.52</text:p>
          </table:table-cell>
          <table:table-cell office:value-type="float" office:value="0.561797955779614" calcext:value-type="float">
            <text:p>5.62E-01</text:p>
          </table:table-cell>
          <table:table-cell office:value-type="float" office:value="1.24967235461421" calcext:value-type="float">
            <text:p>1.25</text:p>
          </table:table-cell>
          <table:table-cell office:value-type="float" office:value="0.133378558582677" calcext:value-type="float">
            <text:p>1.33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r1839</text:p>
          </table:table-cell>
          <table:table-cell office:value-type="string" calcext:value-type="string">
            <text:p>ccmK4</text:p>
          </table:table-cell>
          <table:table-cell office:value-type="float" office:value="-0.055417140825761" calcext:value-type="float">
            <text:p>-0.06</text:p>
          </table:table-cell>
          <table:table-cell office:value-type="float" office:value="0.884641632423299" calcext:value-type="float">
            <text:p>8.85E-01</text:p>
          </table:table-cell>
          <table:table-cell office:value-type="float" office:value="0.188849452511149" calcext:value-type="float">
            <text:p>0.19</text:p>
          </table:table-cell>
          <table:table-cell office:value-type="float" office:value="0.538846300863282" calcext:value-type="float">
            <text:p>5.39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boxysome</text:p>
          </table:table-cell>
          <table:table-cell office:value-type="string" calcext:value-type="string">
            <text:p>slr1911</text:p>
          </table:table-cell>
          <table:table-cell office:value-type="string" calcext:value-type="string">
            <text:p>ccmS</text:p>
          </table:table-cell>
          <table:table-cell office:value-type="float" office:value="-0.978865512063329" calcext:value-type="float">
            <text:p>-0.98</text:p>
          </table:table-cell>
          <table:table-cell office:value-type="float" office:value="0.272760171146597" calcext:value-type="float">
            <text:p>2.73E-01</text:p>
          </table:table-cell>
          <table:table-cell office:value-type="float" office:value="-0.200664141201554" calcext:value-type="float">
            <text:p>-0.20</text:p>
          </table:table-cell>
          <table:table-cell office:value-type="float" office:value="0.822124895618863" calcext:value-type="float">
            <text:p>8.22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office:value-type="string" calcext:value-type="string">
            <text:p>sll0030</text:p>
          </table:table-cell>
          <table:table-cell office:value-type="string" calcext:value-type="string">
            <text:p>cmpR</text:p>
          </table:table-cell>
          <table:table-cell office:value-type="float" office:value="0.398476780141375" calcext:value-type="float">
            <text:p>0.40</text:p>
          </table:table-cell>
          <table:table-cell office:value-type="float" office:value="0.62322035195354" calcext:value-type="float">
            <text:p>6.23E-01</text:p>
          </table:table-cell>
          <table:table-cell office:value-type="float" office:value="1.05111948852225" calcext:value-type="float">
            <text:p>1.05</text:p>
          </table:table-cell>
          <table:table-cell office:value-type="float" office:value="0.154625970694557" calcext:value-type="float">
            <text:p>1.55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office:value-type="string" calcext:value-type="string">
            <text:p>slr0040</text:p>
          </table:table-cell>
          <table:table-cell office:value-type="string" calcext:value-type="string">
            <text:p>cmpA</text:p>
          </table:table-cell>
          <table:table-cell office:value-type="float" office:value="-0.716919668783316" calcext:value-type="float">
            <text:p>-0.72</text:p>
          </table:table-cell>
          <table:table-cell office:value-type="float" office:value="0.197361188813923" calcext:value-type="float">
            <text:p>1.97E-01</text:p>
          </table:table-cell>
          <table:table-cell office:value-type="float" office:value="-0.421223401511153" calcext:value-type="float">
            <text:p>-0.42</text:p>
          </table:table-cell>
          <table:table-cell office:value-type="float" office:value="0.421527303711336" calcext:value-type="float">
            <text:p>4.22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office:value-type="string" calcext:value-type="string">
            <text:p>slr0041</text:p>
          </table:table-cell>
          <table:table-cell office:value-type="string" calcext:value-type="string">
            <text:p>cmpB</text:p>
          </table:table-cell>
          <table:table-cell office:value-type="float" office:value="0.93833161250632" calcext:value-type="float">
            <text:p>0.94</text:p>
          </table:table-cell>
          <table:table-cell office:value-type="float" office:value="0.568491417748445" calcext:value-type="float">
            <text:p>5.68E-01</text:p>
          </table:table-cell>
          <table:table-cell office:value-type="float" office:value="-0.970500028981894" calcext:value-type="float">
            <text:p>-0.97</text:p>
          </table:table-cell>
          <table:table-cell office:value-type="float" office:value="0.131859160898158" calcext:value-type="float">
            <text:p>1.32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table:number-columns-repeated="2" office:value-type="string" calcext:value-type="string">
            <text:p>slr0042</text:p>
          </table:table-cell>
          <table:table-cell office:value-type="float" office:value="1.32359377466629" calcext:value-type="float">
            <text:p>1.32</text:p>
          </table:table-cell>
          <table:table-cell office:value-type="float" office:value="0.105051876219794" calcext:value-type="float">
            <text:p>1.05E-01</text:p>
          </table:table-cell>
          <table:table-cell office:value-type="float" office:value="0.195353209827015" calcext:value-type="float">
            <text:p>0.20</text:p>
          </table:table-cell>
          <table:table-cell office:value-type="float" office:value="0.803578255644315" calcext:value-type="float">
            <text:p>8.04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office:value-type="string" calcext:value-type="string">
            <text:p>slr0043</text:p>
          </table:table-cell>
          <table:table-cell office:value-type="string" calcext:value-type="string">
            <text:p>cmpC</text:p>
          </table:table-cell>
          <table:table-cell office:value-type="float" office:value="-0.685099789978557" calcext:value-type="float">
            <text:p>-0.69</text:p>
          </table:table-cell>
          <table:table-cell office:value-type="float" office:value="0.303606973057699" calcext:value-type="float">
            <text:p>3.04E-01</text:p>
          </table:table-cell>
          <table:table-cell office:value-type="float" office:value="0.927185172366896" calcext:value-type="float">
            <text:p>0.93</text:p>
          </table:table-cell>
          <table:table-cell office:value-type="float" office:value="0.206002861364036" calcext:value-type="float">
            <text:p>2.06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pR regulon</text:p>
          </table:table-cell>
          <table:table-cell office:value-type="string" calcext:value-type="string">
            <text:p>slr0044</text:p>
          </table:table-cell>
          <table:table-cell office:value-type="string" calcext:value-type="string">
            <text:p>cmpD</text:p>
          </table:table-cell>
          <table:table-cell office:value-type="float" office:value="0.543935966942869" calcext:value-type="float">
            <text:p>0.54</text:p>
          </table:table-cell>
          <table:table-cell office:value-type="float" office:value="0.492013509436351" calcext:value-type="float">
            <text:p>4.92E-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l0834</text:p>
          </table:table-cell>
          <table:table-cell office:value-type="string" calcext:value-type="string">
            <text:p>bicA</text:p>
          </table:table-cell>
          <table:table-cell office:value-type="float" office:value="-0.0348724204019887" calcext:value-type="float">
            <text:p>-0.03</text:p>
          </table:table-cell>
          <table:table-cell office:value-type="float" office:value="0.950873673553078" calcext:value-type="float">
            <text:p>9.51E-01</text:p>
          </table:table-cell>
          <table:table-cell office:value-type="float" office:value="0.00816235207480626" calcext:value-type="float">
            <text:p>0.01</text:p>
          </table:table-cell>
          <table:table-cell office:value-type="float" office:value="0.986302791823539" calcext:value-type="float">
            <text:p>9.86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table:number-columns-repeated="2" office:value-type="string" calcext:value-type="string">
            <text:p>sll0529</text:p>
          </table:table-cell>
          <table:table-cell office:value-type="float" office:value="0.1479894714681" calcext:value-type="float">
            <text:p>0.15</text:p>
          </table:table-cell>
          <table:table-cell office:value-type="float" office:value="0.681377569448784" calcext:value-type="float">
            <text:p>6.81E-01</text:p>
          </table:table-cell>
          <table:table-cell office:value-type="float" office:value="0.00108489215048468" calcext:value-type="float">
            <text:p>0.00</text:p>
          </table:table-cell>
          <table:table-cell office:value-type="float" office:value="0.997981111175403" calcext:value-type="float">
            <text:p>9.98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l1594</text:p>
          </table:table-cell>
          <table:table-cell office:value-type="string" calcext:value-type="string">
            <text:p>ndhR</text:p>
          </table:table-cell>
          <table:table-cell office:value-type="float" office:value="1.01263844021051" calcext:value-type="float">
            <text:p>1.01</text:p>
          </table:table-cell>
          <table:table-cell office:value-type="float" office:value="0.00159719808333872" calcext:value-type="float">
            <text:p>1.60E-03</text:p>
          </table:table-cell>
          <table:table-cell office:value-type="float" office:value="0.927418084749188" calcext:value-type="float">
            <text:p>0.93</text:p>
          </table:table-cell>
          <table:table-cell office:value-type="float" office:value="0.00229507782750145" calcext:value-type="float">
            <text:p>2.3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table:number-columns-repeated="2" office:value-type="string" calcext:value-type="string">
            <text:p>sll1732</text:p>
          </table:table-cell>
          <table:table-cell office:value-type="float" office:value="1.00070130205573" calcext:value-type="float">
            <text:p>1.00</text:p>
          </table:table-cell>
          <table:table-cell office:value-type="float" office:value="0.409571782303256" calcext:value-type="float">
            <text:p>4.10E-01</text:p>
          </table:table-cell>
          <table:table-cell office:value-type="float" office:value="2.06485726860593" calcext:value-type="float">
            <text:p>2.06</text:p>
          </table:table-cell>
          <table:table-cell office:value-type="float" office:value="0.0924173313214273" calcext:value-type="float">
            <text:p>9.24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l1733</text:p>
          </table:table-cell>
          <table:table-cell office:value-type="string" calcext:value-type="string">
            <text:p>ndhD3</text:p>
          </table:table-cell>
          <table:table-cell office:value-type="float" office:value="3.73536226591725" calcext:value-type="float">
            <text:p>3.74</text:p>
          </table:table-cell>
          <table:table-cell office:value-type="float" office:value="0.0000287976383269495" calcext:value-type="float">
            <text:p>2.88E-05</text:p>
          </table:table-cell>
          <table:table-cell office:value-type="float" office:value="3.87616570858635" calcext:value-type="float">
            <text:p>3.88</text:p>
          </table:table-cell>
          <table:table-cell office:value-type="float" office:value="0.0000259401600672948" calcext:value-type="float">
            <text:p>2.59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l1734</text:p>
          </table:table-cell>
          <table:table-cell office:value-type="string" calcext:value-type="string">
            <text:p>cupA</text:p>
          </table:table-cell>
          <table:table-cell office:value-type="float" office:value="3.18354334038488" calcext:value-type="float">
            <text:p>3.18</text:p>
          </table:table-cell>
          <table:table-cell office:value-type="float" office:value="0.0000189672453423384" calcext:value-type="float">
            <text:p>1.90E-05</text:p>
          </table:table-cell>
          <table:table-cell office:value-type="float" office:value="3.57158147124941" calcext:value-type="float">
            <text:p>3.57</text:p>
          </table:table-cell>
          <table:table-cell office:value-type="float" office:value="0.00000686509979130889" calcext:value-type="float">
            <text:p>6.8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table:number-columns-repeated="2" office:value-type="string" calcext:value-type="string">
            <text:p>sll1735</text:p>
          </table:table-cell>
          <table:table-cell office:value-type="float" office:value="1.84137062571886" calcext:value-type="float">
            <text:p>1.84</text:p>
          </table:table-cell>
          <table:table-cell office:value-type="float" office:value="0.00164507498561197" calcext:value-type="float">
            <text:p>1.65E-03</text:p>
          </table:table-cell>
          <table:table-cell office:value-type="float" office:value="1.66180243544166" calcext:value-type="float">
            <text:p>1.66</text:p>
          </table:table-cell>
          <table:table-cell office:value-type="float" office:value="0.00257411896913874" calcext:value-type="float">
            <text:p>2.57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r1512</text:p>
          </table:table-cell>
          <table:table-cell office:value-type="string" calcext:value-type="string">
            <text:p>sbtA</text:p>
          </table:table-cell>
          <table:table-cell office:value-type="float" office:value="3.49327409102083" calcext:value-type="float">
            <text:p>3.49</text:p>
          </table:table-cell>
          <table:table-cell office:value-type="float" office:value="0.0000127919352470585" calcext:value-type="float">
            <text:p>1.28E-05</text:p>
          </table:table-cell>
          <table:table-cell office:value-type="float" office:value="3.98923749816513" calcext:value-type="float">
            <text:p>3.99</text:p>
          </table:table-cell>
          <table:table-cell office:value-type="float" office:value="0.00000414438678641993" calcext:value-type="float">
            <text:p>4.1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office:value-type="string" calcext:value-type="string">
            <text:p>slr1513</text:p>
          </table:table-cell>
          <table:table-cell office:value-type="string" calcext:value-type="string">
            <text:p>sbtB</text:p>
          </table:table-cell>
          <table:table-cell office:value-type="float" office:value="3.09432256049714" calcext:value-type="float">
            <text:p>3.09</text:p>
          </table:table-cell>
          <table:table-cell office:value-type="float" office:value="0.00344458489676467" calcext:value-type="float">
            <text:p>3.44E-03</text:p>
          </table:table-cell>
          <table:table-cell office:value-type="float" office:value="3.37581845839822" calcext:value-type="float">
            <text:p>3.38</text:p>
          </table:table-cell>
          <table:table-cell office:value-type="float" office:value="0.00225647524380089" calcext:value-type="float">
            <text:p>2.26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hR regulon</text:p>
          </table:table-cell>
          <table:table-cell table:number-columns-repeated="2" office:value-type="string" calcext:value-type="string">
            <text:p>slr2011</text:p>
          </table:table-cell>
          <table:table-cell office:value-type="float" office:value="-0.443770768299241" calcext:value-type="float">
            <text:p>-0.44</text:p>
          </table:table-cell>
          <table:table-cell office:value-type="float" office:value="0.720634157634419" calcext:value-type="float">
            <text:p>7.21E-01</text:p>
          </table:table-cell>
          <table:table-cell office:value-type="float" office:value="-0.147209235412769" calcext:value-type="float">
            <text:p>-0.15</text:p>
          </table:table-cell>
          <table:table-cell office:value-type="float" office:value="0.892163274193262" calcext:value-type="float">
            <text:p>8.92E-0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CM_table_forPaper.B1:CCM_table_forPaper.G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5:34:17.827953722</dc:date>
    <meta:editing-duration>PT4H21M44S</meta:editing-duration>
    <meta:editing-cycles>7</meta:editing-cycles>
    <meta:generator>LibreOffice/7.3.7.2$Linux_X86_64 LibreOffice_project/30$Build-2</meta:generator>
    <meta:document-statistic meta:table-count="1" meta:cell-count="206" meta:object-count="0"/>
    <meta:user-defined meta:name=""/>
  </office:meta>
</office:document-meta>
</file>